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3" style:family="table-cell"/>
    <style:style style:name="ce4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3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3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2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1">
            <text:p>PluginFrame.dialogbutton.OK = </text:p>
          </table:table-cell>
        </table:table-row>
        <table:table-row>
          <table:table-cell office:value-type="string" office:string-value="PluginFrame.dialogbutton.Cancel = " table:style-name="ce3">
            <text:p>PluginFrame.dialogbutton.Cancel = </text:p>
          </table:table-cell>
        </table:table-row>
        <table:table-row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1">
            <text:p>PluginRepositoryPanel.label.Size =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  <table:table-cell/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3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4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3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4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3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4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earchFrame.message.Title = " table:style-name="ce3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3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4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4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3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2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2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3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GeneralPreferencesPanel.label.LanguageRestartRequired = " table:style-name="ce1">
            <text:p>GeneralPreferencesPanel.label.LanguageRestartRequired = </text:p>
          </table:table-cell>
          <table:table-cell/>
        </table:table-row>
        <table:table-row table:style-name="ro1">
          <table:table-cell office:value-type="string" office:string-value="GeneralPreferencesPanel.label.DateFormat = 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4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4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4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3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4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>
          <table:table-cell table:style-name="ce1"/>
          <table:table-cell/>
        </table:table-row>
        <table:table-row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4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3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/>
        </table:table-row>
        <table:table-row table:style-name="ro1">
          <table:table-cell office:value-type="string" office:string-value="SQLExportPreferencesPanel.checkbox.LockTable = " table:style-name="ce4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/>
        </table:table-row>
        <table:table-row table:style-name="ro1">
          <table:table-cell office:value-type="string" office:string-value="SQLExportPreferencesPanel.button.Apply = " table:style-name="ce4">
            <text:p>SQL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ImageUtil.dialogtitle.PNGImageSaveFile = " table:style-name="ce4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MyJSQLView_Utils.dialogtitle.TextData = " table:style-name="ce3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3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3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3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3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3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3">
            <text:p>MyJSQLView_Utils.menu.Copy = </text:p>
          </table:table-cell>
        </table:table-row>
        <table:table-row table:style-name="ro1">
          <table:table-cell office:value-type="string" office:string-value="MyJSQLView_Utils.menu.Paste = 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</table:table-row>
        <table:table-row table:style-name="ro1" table:number-rows-repeated="32306">
          <table:table-cell/>
        </table:table-row>
        <table:table-row table:style-name="ro2">
          <table:table-cell/>
        </table:table-row>
        <table:table-row table:style-name="ro2">
          <table:table-cell/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9</meta:editing-cycles>
    <meta:creation-date>2010-06-05T10:53:00</meta:creation-date>
    <dc:date>2012-10-09T13:50:55</dc:date>
  </office:meta>
</office:document-meta>
</file>